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veiki – Hi(you will hear it in the big cities often)</text:p>
      <text:p text:style-name="Standard">Atsiprašau, ar šis autobusas važiuoja į.... ?– excuse me, does this bus goes to...(for example, old town)</text:p>
      <text:p text:style-name="Standard">Gal žinote kuris autobusas važiuoja į....?-do you know which bus goes to... (when you want to get bus number)</text:p>
      <text:p text:style-name="Standard">Norėčiau...- i want...(when you are in the restaurant or somwhere where you need to order sth)</text:p>
      <text:p text:style-name="Standard">Mažas – small (like coffee size)</text:p>
      <text:p text:style-name="Standard">Vidutinis – medium</text:p>
      <text:p text:style-name="Standard">Didelis – big</text:p>
      <text:p text:style-name="Standard">Atsiprašau, norėčiau sumokėti – excuse me, i would like to pay</text:p>
      <text:p text:style-name="Standard">Ar galite pakartoti? – could you repeat?</text:p>
      <text:p text:style-name="Standard">Cashier often asks if you want to pay by card or cash so it will sound like : ar mokėsite kortele ar grynaisiais(pinigais). Then you need jus to say – kortele(by card) or pinigais (with money).</text:p>
      <text:p text:style-name="Standard">Also cashiers often wish you to have a good day – geros dienos, then you can say Ačiū, ir jums (thank you, and for you).</text:p>
      <text:p text:style-name="Standard">Also at the restaurant waiter will wish you to have a good meal when they bring food – Skanaus. So you just need to thank. </text:p>
      <text:p text:style-name="Standard">Atsiprašau – i‘m sorry</text:p>
      <text:p text:style-name="Standard">Also if someone is blocking your way and you want to come through just say – Atsiprašau (excuse me)</text:p>
      <text:p text:style-name="Standard">You can use Atsiprašau for both saying „sorry“ or „excuse me“</text:p>
      <text:p text:style-name="Standard">If you are ordering food and want it without some ingredients then say „be...“ for example you want stake without sauce on it then say „be padažo“</text:p>
      <text:p text:style-name="Standard">Also at the restaurants you can often choose what you want next to meat: rice, boiled potatoes, french fries, mashed potatoes, baked potatoes, fresh or hot prepared vegetables. Then you need to say „su...“ it would mean „with“. </text:p>
      <text:p text:style-name="Standard">Ryžiai – rice</text:p>
      <text:p text:style-name="Standard">Bulvytės fri – french fries</text:p>
      <text:p text:style-name="Standard">Bulvių košė – mashed potatoes</text:p>
      <text:p text:style-name="Standard">Keptos/virtos bulvės – baked/boiled potatoes</text:p>
      <text:p text:style-name="Standard">Also sometimes you can choose what kind of meat you want:</text:p>
      <text:p text:style-name="Standard">Kiauliena – pork</text:p>
      <text:p text:style-name="Standard">Vištiena – chicken</text:p>
      <text:p text:style-name="Standard">Jautiena – beef</text:p>
      <text:p text:style-name="Standard">And also you can choose sauce so there are main ones:</text:p>
      <text:p text:style-name="Standard"><text:soft-page-break/>Kečupas – ketchup</text:p>
      <text:p text:style-name="Standard">Česnakinis – garlic</text:p>
      <text:p text:style-name="Standard">Saldžiarūgštis – sweet-sour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lt" fo:country="L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86cm" style:writing-mode="page"/>
      <style:text-properties style:use-window-font-color="true" loext:opacity="0%" style:font-name="Calibri" fo:font-size="11pt" fo:language="lt" fo:country="L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7cm" fo:margin-right="0cm" fo:margin-top="0cm" fo:margin-bottom="0.282cm" style:contextual-spacing="false" fo:line-height="108%" fo:text-align="start" style:justify-single-word="false" fo:orphans="2" fo:widows="2" fo:text-indent="-0.7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lanta</meta:initial-creator>
    <dc:creator>Jolanta</dc:creator>
    <meta:editing-cycles>2</meta:editing-cycles>
    <meta:creation-date>2021-05-31T09:30:00</meta:creation-date>
    <dc:date>2021-05-31T14:33:00</dc:date>
    <meta:editing-duration>PT4H31M</meta:editing-duration>
    <meta:generator>LibreOffice/7.1.5.2$Linux_X86_64 LibreOffice_project/10$Build-2</meta:generator>
    <meta:document-statistic meta:table-count="0" meta:image-count="0" meta:object-count="0" meta:page-count="2" meta:paragraph-count="29" meta:word-count="315" meta:character-count="1853" meta:non-whitespace-character-count="1544"/>
    <meta:user-defined meta:name="AppVersion">12.0000</meta:user-defined>
    <meta:template xlink:type="simple" xlink:actuate="onRequest" xlink:title="Normal" xlink:href=""/>
  </office:meta>
</office:document-meta>
</file>